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  <manifest:file-entry manifest:media-type="image/png" manifest:full-path="Pictures/section_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2" style:family="text">
      <style:text-properties/>
    </style:style>
    <style:style style:name="T3" style:family="text">
      <style:text-properties style:text-position="super"/>
    </style:style>
    <style:style style:name="T4" style:family="text">
      <style:text-properties/>
    </style:style>
    <style:style style:name="T5" style:family="text">
      <style:text-properties style:text-position="sub"/>
    </style:style>
    <style:style style:name="T6" style:family="text">
      <style:text-properties/>
    </style:style>
    <style:style style:name="P2" style:family="paragraph" style:parent-style-name="Standard" style:master-page-name="Standard">
      <style:paragraph-properties style:page-number="auto"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Each textrun can contain native text, link elements or an image.</text:span><text:span text:style-name="BoldText"> No break is placed after adding an element.</text:span><text:span text:style-name="T2"> Both </text:span><text:span text:style-name="T3">superscript</text:span><text:span text:style-name="T4"> and </text:span><text:span text:style-name="T5">subscript</text:span><text:span text:style-name="T6"> are also available.</text:span><text:span text:style-name="ColoredText"> All elements are placed inside a paragraph with the optionally given p-Style.</text:span><text:span text:style-name="T7"> Sample Link: </text:span><text:a xlink:type="simple" xlink:href="http://www.google.com">http://www.google.com</text:a><text:span text:style-name="T8"> Sample Image: </text:span><text:p text:style-name="Standard"><draw:frame draw:style-name="fr1" draw:name="43192c" text:anchor-type="as-char" svg:width="0.47625cm" svg:height="0.47625cm" draw:z-index="1"><draw:image xlink:href="Pictures/section_image1.jpg" xlink:type="simple" xlink:show="embed" xlink:actuate="onLoad"/></draw:frame></text:p><text:span text:style-name="T9"> Sample Object: </text:span><text:span text:style-name="T10"> Here is some more text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Style" style:family="paragraph">
      <style:paragraph-properties fo:margin-top="0cm" fo:margin-bottom="0cm" fo:text-align=""/>
    </style:style>
    <style:style style:name="BoldText" style:family="text">
      <style:text-properties fo:font-weight="bold" style:font-weight-asian="bold"/>
    </style:style>
    <style:style style:name="ColoredText" style:family="text">
      <style:text-properties fo:color="#FF8080"/>
    </style:style>
    <style:style style:name="NLink" style:family="text">
      <style:text-properties fo:color="#0000FF" style:text-underline-style="soli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2-21T18:10:07.000</dc:date>
    <meta:generator>PHPWord</meta:generator>
    <meta:initial-creator/>
    <meta:creation-date>2017-12-21T18:10:07.000</meta:creation-date>
    <meta:keyword/>
    <meta:user-defined meta:name="Category"/>
    <meta:user-defined meta:name="Company"/>
    <meta:user-defined meta:name="Manager"/>
  </office:meta>
</office:document-meta>
</file>